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style:font-name="FreeMono" officeooo:rsid="0002c80d" officeooo:paragraph-rsid="0002c80d"/>
    </style:style>
    <style:style style:name="P2" style:family="paragraph" style:parent-style-name="Standard">
      <style:paragraph-properties fo:line-height="100%"/>
      <style:text-properties style:font-name="FreeMono" officeooo:rsid="0005cd88" officeooo:paragraph-rsid="0005cd88"/>
    </style:style>
    <style:style style:name="P3" style:family="paragraph" style:parent-style-name="Standard">
      <style:paragraph-properties fo:line-height="100%"/>
      <style:text-properties style:font-name="FreeMono" fo:font-weight="bold" officeooo:rsid="0005cd88" officeooo:paragraph-rsid="0005cd88" style:font-weight-asian="bold" style:font-weight-complex="bold"/>
    </style:style>
    <style:style style:name="P4" style:family="paragraph" style:parent-style-name="Standard">
      <style:paragraph-properties fo:line-height="100%"/>
      <style:text-properties style:font-name="FreeMono" officeooo:rsid="001022ae" officeooo:paragraph-rsid="0012a674"/>
    </style:style>
    <style:style style:name="P5" style:family="paragraph" style:parent-style-name="Standard">
      <style:paragraph-properties fo:line-height="100%"/>
      <style:text-properties style:font-name="FreeMono" fo:font-weight="normal" officeooo:rsid="0005cd88" officeooo:paragraph-rsid="0005cd88" style:font-weight-asian="normal" style:font-weight-complex="normal"/>
    </style:style>
    <style:style style:name="T1" style:family="text">
      <style:text-properties officeooo:rsid="000914bf"/>
    </style:style>
    <style:style style:name="T2" style:family="text">
      <style:text-properties fo:font-style="italic" officeooo:rsid="000914bf" style:font-style-asian="italic" style:font-style-complex="italic"/>
    </style:style>
    <style:style style:name="T3" style:family="text">
      <style:text-properties fo:font-style="italic" officeooo:rsid="0012d5fa" style:font-style-asian="italic" style:font-style-complex="italic"/>
    </style:style>
    <style:style style:name="T4" style:family="text">
      <style:text-properties fo:font-style="normal" officeooo:rsid="000914bf" style:font-style-asian="normal" style:font-style-complex="normal"/>
    </style:style>
    <style:style style:name="T5" style:family="text">
      <style:text-properties fo:font-style="normal" officeooo:rsid="000a0b11" style:font-style-asian="normal" style:font-style-complex="normal"/>
    </style:style>
    <style:style style:name="T6" style:family="text">
      <style:text-properties fo:font-style="normal" officeooo:rsid="000a93a9" style:font-style-asian="normal" style:font-style-complex="normal"/>
    </style:style>
    <style:style style:name="T7" style:family="text">
      <style:text-properties fo:font-style="normal" officeooo:rsid="000cff77" style:font-style-asian="normal" style:font-style-complex="normal"/>
    </style:style>
    <style:style style:name="T8" style:family="text">
      <style:text-properties fo:font-style="normal" officeooo:rsid="000eecf5" style:font-style-asian="normal" style:font-style-complex="normal"/>
    </style:style>
    <style:style style:name="T9" style:family="text">
      <style:text-properties fo:font-style="normal" officeooo:rsid="0012d5fa" style:font-style-asian="normal" style:font-style-complex="normal"/>
    </style:style>
    <style:style style:name="T10" style:family="text">
      <style:text-properties fo:font-style="normal" officeooo:rsid="00149304" style:font-style-asian="normal" style:font-style-complex="normal"/>
    </style:style>
    <style:style style:name="T11" style:family="text">
      <style:text-properties fo:font-style="normal" officeooo:rsid="0018837c" style:font-style-asian="normal" style:font-style-complex="normal"/>
    </style:style>
    <style:style style:name="T12" style:family="text">
      <style:text-properties officeooo:rsid="0012a674"/>
    </style:style>
    <style:style style:name="T13" style:family="text">
      <style:text-properties officeooo:rsid="0012d5fa"/>
    </style:style>
    <style:style style:name="T14" style:family="text">
      <style:text-properties officeooo:rsid="0018f936"/>
    </style:style>
    <style:style style:name="T15" style:family="text">
      <style:text-properties officeooo:rsid="001b8b1a"/>
    </style:style>
    <style:style style:name="T16" style:family="text">
      <style:text-properties officeooo:rsid="001c66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text:span text:style-name="T15">Midterm 2 - </text:span>Identification Terms</text:p>
      <text:p text:style-name="P1"/>
      <text:p text:style-name="P3">1. Kanju</text:p>
      <text:p text:style-name="P2"/>
      <text:p text:style-name="P2"><text:tab/><text:span text:style-name="T1">Kanju is the spirit of innovation described in Dayo Olopade's </text:span><text:span text:style-name="T2">The Bright Continent</text:span><text:span text:style-name="T4">. </text:span><text:span text:style-name="T5">In it, Olopade details several situations that exemplify kanju thinking and problem solving, or show kanju spirit. </text:span><text:span text:style-name="T6">When a family improves their situation by replacing an abandoned lot's yard with a garden, or when innovators find unique and small scale approaches to problems not addressed by current systems, that's kanju. </text:span><text:span text:style-name="T7">Recognizing these scenarios is important because it helps us build a dialog and understand what goes into communities all over the world when they're pressed for resources, </text:span><text:span text:style-name="T8">opportunities,</text:span><text:span text:style-name="T7"> and necessities.</text:span></text:p>
      <text:p text:style-name="P2"/>
      <text:p text:style-name="P3">2. The BRICS</text:p>
      <text:p text:style-name="P2"/>
      <text:p text:style-name="P4"><text:tab/>The BRICS are Brazil, Russia, India, China, and South Africa. These countries were marked for rapid economic growth a few years ago. <text:span text:style-name="T12">These countries independently play larger or rising roles in international market. Though they are superficially labeled under the BRICS acronym, they also share some organizational overhead and come together for a conference every year. In 2015 they began working on an international multilateral payment system (https://www.rt.com/business/267751-brics-swift-russia-banking/).</text:span></text:p>
      <text:p text:style-name="P2"/>
      <text:p text:style-name="P3">3. Inclusive/Extractive Institutions</text:p>
      <text:p text:style-name="P2"/>
      <text:p text:style-name="P2"><text:tab/><text:span text:style-name="T13">In </text:span><text:span text:style-name="T3">The Bright Continent</text:span><text:span text:style-name="T9"> we read about inclusive government systems which empower populations by allowing export value to return to the economy, and export systems which essentially work to drain an economy by taking advantage of existing </text:span><text:span text:style-name="T10">social or economic </text:span><text:span text:style-name="T9">infrastructure to export natural resources without improving or contributing back to that infrastructure. </text:span><text:span text:style-name="T11">The book, and some homework articles, showed how the extractive institutions left over from British colonial rule didn't work, and that growing economies operate best when the government works in their favor.</text:span></text:p>
      <text:p text:style-name="P2"/>
      <text:p text:style-name="P3">4. Sustainable Development</text:p>
      <text:p text:style-name="P2"/>
      <text:p text:style-name="P2"><text:tab/><text:span text:style-name="T14">We recently discussed sustainable development, where new industry and expansion is made in such a way that it does not deprive future generations of resources or environment.</text:span></text:p>
      <text:p text:style-name="P2"/>
      <text:p text:style-name="P3">5. Modernization Theory</text:p>
      <text:p text:style-name="P5"/>
      <text:p text:style-name="P5"><text:tab/><text:span text:style-name="T16">Modernization Theory is the schema of viewing a nation's progress as from traditional toward industrial/modern. It operates on the point of view that all nations should work toward a westernized standard of modern development. Dayo Olopade points out that modernization theory lacks a lot of rigor when applied to situations such as African nations, which are being encouraged to pursue modernization, but sometimes are hurt by loan systems and aid to that aff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7:57:40.794094007</meta:creation-date>
    <dc:date>2016-11-04T20:42:59.689725699</dc:date>
    <meta:editing-duration>PT2H45M8S</meta:editing-duration>
    <meta:editing-cycles>26</meta:editing-cycles>
    <meta:generator>LibreOffice/5.2.2.2.0$Linux_X86_64 LibreOffice_project/20m0$Build-2</meta:generator>
    <meta:document-statistic meta:table-count="0" meta:image-count="0" meta:object-count="0" meta:page-count="1" meta:paragraph-count="13" meta:word-count="368" meta:character-count="2495" meta:non-whitespace-character-count="2135"/>
  </office:meta>
</office:document-meta>
</file>